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mplatesFactory.setRequiredTokens( Collection required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sFactory.initServletRequest( ServletRequest servletRequest , URLTemplatesFactory templates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emplatesFactory.initServletContext( ServletContext servletContext , URLTemplatesFactory templates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emplatesFactory.setKnownTokens( Collection known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sFactory.setConfigFilePath( String config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emplatesFactory.getURLTemplatesFactory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emplatesFactory.getURLTemplatesFactory( ServletRequest 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